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size="10pt" style:font-size-asian="10pt" style:font-size-complex="10pt"/>
    </style:style>
    <style:style style:name="P3" style:parent-style-name="Normal" style:family="paragraph">
      <style:text-properties fo:font-size="10pt" style:font-size-asian="10pt" style:font-size-complex="10pt"/>
    </style:style>
    <style:style style:name="P4" style:parent-style-name="Normal" style:family="paragraph">
      <style:text-properties fo:font-size="10pt" style:font-size-asian="10pt" style:font-size-complex="10pt"/>
    </style:style>
    <style:style style:name="P5" style:parent-style-name="Normal" style:family="paragraph">
      <style:text-properties fo:font-size="10pt" style:font-size-asian="10pt" style:font-size-complex="10pt"/>
    </style:style>
    <style:style style:name="T6" style:parent-style-name="Policepardéfaut" style:family="text">
      <style:text-properties fo:font-size="10pt" style:font-size-asian="10pt" style:font-size-complex="10pt"/>
    </style:style>
    <style:style style:name="P7" style:parent-style-name="Normal" style:family="paragraph">
      <style:text-properties fo:font-size="10pt" style:font-size-asian="10pt" style:font-size-complex="10pt"/>
    </style:style>
    <style:style style:name="T8" style:parent-style-name="Policepardéfaut" style:family="text">
      <style:text-properties fo:font-size="10pt" style:font-size-asian="10pt" style:font-size-complex="10pt"/>
    </style:style>
    <style:style style:name="P9" style:parent-style-name="Normal" style:family="paragraph">
      <style:text-properties fo:font-size="10pt" style:font-size-asian="10pt" style:font-size-complex="10pt"/>
    </style:style>
    <style:style style:name="P10" style:parent-style-name="Normal" style:family="paragraph">
      <style:text-properties fo:font-size="10pt" style:font-size-asian="10pt" style:font-size-complex="10pt"/>
    </style:style>
    <style:style style:name="P11" style:parent-style-name="Normal" style:family="paragraph">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text-properties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name="T17" style:parent-style-name="Policepardéfaut" style:family="text">
      <style:text-properties fo:font-size="10pt" style:font-size-asian="10pt" style:font-size-complex="10pt"/>
    </style:style>
    <style:style style:name="T18" style:parent-style-name="Policepardéfaut" style:family="text">
      <style:text-properties fo:font-size="10pt" style:font-size-asian="10pt" style:font-size-complex="10pt"/>
    </style:style>
  </office:automatic-styles>
  <office:body>
    <office:text text:use-soft-page-breaks="true">
      <text:p text:style-name="P1">Vous utilisez tous chatGPT au quotidien, ou un de ses compères, et donc comme moi, une question émerge<text:s/>dans<text:s/>vos têtes :<text:s/>Peut-on confier une décision vitale à une machine ?</text:p>
      <text:p text:style-name="Normal">Peut-on ?<text:s/>Peut-on ?<text:s/>Cette simple<text:s/>petite<text:s/>question<text:s/>questionne<text:s/>le potentiel technique, éthique et pratique. Aujourd'hui, le potentiel technique et<text:s/>pratique n’est plus un obstacle, grâce à des entreprises comme Neuralink,<text:s/>et leurs puces intra-cérébrales,<text:s/>qui repoussent les frontières de l'innovation.</text:p>
      <text:p text:style-name="Normal">Qu’en est-il du terme<text:s/>« Confier » ?<text:s/>Ce mot<text:s/>implique une notion de confiance et de responsabilité. Lorsqu'on confie une tâche à quelqu'un ou quelque chose, on suppose qu'il ou elle est capable de l'accomplir de manière fiable et efficace.<text:s/></text:p>
      <text:p text:style-name="Normal">L’ensemble grave qu’est<text:s/>"décision vitale"<text:s/>implique<text:s/>des conséquences majeures, souvent de vie ou de mort. Cela peut inclure des décisions médicales<text:s/>comme avec vos animaux de companies, des décisions en matière de sécurité<text:s/>comme si demain, une guerre éclatait et nous devions aller au front, ou encore des décisions en justice, avec votre oncle qui a un peu trop bu lors du dernier diner de famille. C’est<text:s/>là que la vie et la mort dansent sur le fil du rasoir.</text:p>
      <text:p text:style-name="Normal">Pour terminer, le terme "machine"<text:s/>fait généralement référence à une forme de technologie avancée,<text:s/>pouvant être<text:s/>des intelligences artificielles,<text:s/>des systèmes automatisés,<text:s/>des robots ou d'autres dispositifs technologiques.<text:s/>Elles sont les nouveaux artisans de la précision numérique.</text:p>
      <text:p text:style-name="P2">Métaphore : Les machines sont comparées à des artisans, soulignant leur capacité à créer et à travailler avec précision et finesse.</text:p>
      <text:p text:style-name="P3">Métaphore : La décision vitale est comparée à une danse sur le fil du rasoir, illustrant à quel point ces décisions sont critiques et précaires.</text:p>
      <text:p text:style-name="P4"/>
      <text:p text:style-name="Normal">Les<text:s/>machines, notamment celles dotées d'intelligence artificielle, peuvent traiter des quantités massives de données et détecter des patterns invisibles à l'œil humain. Prenons l'exemple de l'observation de radiographies pour la détection de pathologies :<text:s/>Prenons Marie. Lors de ses examens, les médecins n’ont conclu qu’a une pathologie banale. Cependant, grâce à l’IA, une idée différente est apparue, une maladie très rare <text:s/>ne prend peut-être pas la décision finale, mais elle peut suggérer des options au personnel médical, éclairant ainsi leur jugement de manière lumineuse.</text:p>
      <text:p text:style-name="Normal"/>
      <text:p text:style-name="P5">Comparaison : La machine est comparée à une sentinelle infatigable, soulignant sa vigilance constante.</text:p>
      <text:p text:style-name="Normal"><text:span text:style-name="T6">Métaphore : La machine éclaire le jugement du personnel médical, illustrant comment elle aide à clarifier les décisions.</text:span></text:p>
      <text:p text:style-name="Normal"/>
      <text:p text:style-name="Normal">En outre, contrairement aux humains, les machines ne sont pas influencées par des émotions, des préjugés ou des pressions sociales. Elles prennent des décisions basées uniquement sur des données objectives. Cela est particulièrement crucial dans des situations de crise où une réponse rationnelle et rapide est nécessaire. Imaginez un chirurgien qui passe une mauvaise journée, dont l'esprit est embrumé par des soucis personnels. En ce moment de fragilité humaine, la machine reste imperturbable, un roc de rationalité au cœur de la tempête.</text:p>
      <text:p text:style-name="Normal"/>
      <text:p text:style-name="P7">Comparaison : La machine est comparée à un roc de rationalité, soulignant sa stabilité et sa fiabilité en comparaison aux fluctuations émotionnelles humaines.</text:p>
      <text:p text:style-name="Normal"><text:span text:style-name="T8">Métaphore : L'esprit du chirurgien est embrumé par des soucis personnels, illustrant comment les émotions peuvent nuire à la clarté de pensée.</text:span></text:p>
      <text:p text:style-name="Normal"/>
      <text:p text:style-name="Normal">Lors de ces situations, les machines peuvent fonctionner sans interruption, prenant des décisions instantanément et à toute heure. Elles ne connaissent<text:s/>pas la fatigue.<text:s/>Cela peut être vital dans des situations d'urgence où chaque seconde compte, comme dans les systèmes de réponse aux catastrophes ou les salles d'urgence des hôpitaux. En cette ère où les bouchons, le nombre croissant de patients et le manque de personnel médical posent des défis titanesques, les machines apparaissent comme des sentinelles infatigables, prêtes à intervenir à tout moment.</text:p>
      <text:p text:style-name="P9">Hyperbole : Les défis sont décrits comme "titanesques", exagérant pour insister sur l'ampleur des problèmes actuels.</text:p>
      <text:p text:style-name="P10">Comparaison : Les machines sont à nouveau comparées à des sentinelles infatigables, soulignant leur disponibilité constante.</text:p>
      <text:p text:style-name="Normal"/>
      <text:p text:style-name="Normal">Ce manque de personnel est souvent dû à un manque de ressources financières. L’implémentation de machines peut combler ce déficit, en remplaçant le personnel manquant ou en les déléguant à des tâches longues et répétitives. Les machines deviennent ainsi des alliées fidèles, libérant les professionnels pour des tâches plus cruciales et humaines.</text:p>
      <text:p text:style-name="P11">Personnification : Les machines sont décrites comme des alliées fidèles, leur attribuant des qualités humaines de loyauté et de fiabilité.</text:p>
      <text:p text:style-name="Normal"/>
      <text:p text:style-name="Normal">Certains douteront surement de la sécurité d’une telle manœuvre, pour renforcer la confiance dans les décisions prises par des machines, il est crucial de garantir la transparence des algorithmes et de mettre en place des mécanismes de contrôle et de vérification. Les systèmes décisionnels automatisés doivent être audités régulièrement et leurs décisions doivent être traçables et explicables. Une telle transparence, telle un cristal clair, dissipe les ombres de la méfiance.</text:p>
      <text:p text:style-name="P12">Comparaison : La transparence est comparée à un cristal clair, soulignant sa clarté et sa pureté.</text:p>
      <text:p text:style-name="P13">Métaphore : La transparence dissipe les ombres de la méfiance, illustrant comment elle peut éliminer les doutes et les soupçons.</text:p>
      <text:p text:style-name="Normal"/>
      <text:p text:style-name="Normal">De même, les concepteurs d’IA doivent intégrer des principes éthiques dès le début du développement. Cela inclut la prise en compte des biais potentiels, la diversité des perspectives et l’alignement avec les valeurs humaines fondamentales. En forgeant cette alliance entre éthique et technologie, nous créons des machines qui ne sont pas seulement intelligentes, mais également justes et respectueuses des valeurs humaines.</text:p>
      <text:p text:style-name="P14">Métaphore : L'alliance entre éthique et technologie est comparée à un forgeage, soulignant le travail ardu et la précision nécessaire pour atteindre cet objectif.</text:p>
      <text:p text:style-name="P15"/>
      <text:p text:style-name="Normal">Conclusion :</text:p>
      <text:p text:style-name="Normal">Ainsi, confier une décision vitale à une machine, loin d'être une menace, est une promesse d'un<text:s/>avenir où la précision, l'objectivité et l'efficacité règnent en maîtres. Les machines, lorsqu'elles sont bien conçues et éthiquement développées, peuvent devenir nos partenaires dans la quête d'un monde meilleur.<text:s/></text:p>
      <text:p text:style-name="Normal"/>
      <text:p text:style-name="P16">Antithèse : Confier une décision vitale à une machine est loin d'être une menace, mais une promesse, opposant deux idées pour souligner l'argument.</text:p>
      <text:p text:style-name="Normal"><text:span text:style-name="T17">Métaphore :<text:s/></text:span><text:span text:style-name="T18">L'homme et la machine marchent côte à côte vers un avenir radieux, illustrant une vision harmonieuse et optimiste de la collaboration entre l'humain et la technologi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ucas Vial</dc:creator>
    <meta:creation-date>2024-05-15T08:46:00Z</meta:creation-date>
    <dc:date>2024-06-04T06:44:00Z</dc:date>
    <meta:template xlink:href="Normal.dotm" xlink:type="simple"/>
    <meta:editing-cycles>11</meta:editing-cycles>
    <meta:editing-duration>PT328980S</meta:editing-duration>
    <meta:document-statistic meta:page-count="1" meta:paragraph-count="13" meta:word-count="1018" meta:character-count="6604" meta:row-count="46" meta:non-whitespace-character-count="5599"/>
  </office:meta>
</office:document-meta>
</file>